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4.428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49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<text:a xlink:href="https://github.com/hacspec/hax" xlink:type="simple">https://github.com/hacspec/hax</text:a></text:p>
          </table:table-cell>
          <table:table-cell/>
          <table:table-cell office:value-type="string" calcext:value-type="string">
            <text:p>Not a choreography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spec</text:p>
          </table:table-cell>
          <table:table-cell office:value-type="string" calcext:value-type="string">
            <text:p><text:a xlink:href="https://github.com/hacspec/hacspec" xlink:type="simple">https://github.com/hacspec/hacspec</text:a></text:p>
          </table:table-cell>
          <table:table-cell/>
          <table:table-cell office:value-type="string" calcext:value-type="string">
            <text:p>superceeded by hax; dea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mit-plv/fiat-crypto" xlink:type="simple">https://github.com/mit-plv/fiat-crypto</text:a></text:p>
          </table:table-cell>
          <table:table-cell/>
          <table:table-cell office:value-type="string" calcext:value-type="string">
            <text:p>Also not a choreography langauge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oreography</text:p>
          </table:table-cell>
          <table:table-cell office:value-type="string" calcext:value-type="string">
            <text:p>HasChor</text:p>
          </table:table-cell>
          <table:table-cell office:value-type="string" calcext:value-type="string">
            <text:p><text:a xlink:href="https://arxiv.org/pdf/2303.00924.pdf" xlink:type="simple">https://arxiv.org/pdf/2303.00924.pdf</text:a>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Reasonably advanced Haskell eDSL. No proofs etc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urity Protocols as Choreographies</text:p>
          </table:table-cell>
          <table:table-cell office:value-type="string" calcext:value-type="string">
            <text:p><text:a xlink:href="https://backend.orbit.dtu.dk/ws/portalfiles/portal/265046987/Bruni2021_Chapter_SecurityProtocolsAsChoreograph.pdf" xlink:type="simple">https://backend.orbit.dtu.dk/ws/portalfiles/portal/265046987/Bruni2021_Chapter_SecurityProtocolsAsChoreograph.pdf</text:a></text:p>
          </table:table-cell>
          <table:table-cell office:value-type="date" office:date-value="2021-11-19" calcext:value-type="date">
            <text:p>2021-11-19</text:p>
          </table:table-cell>
          <table:table-cell office:value-type="string" calcext:value-type="string">
            <text:p>Chapter from a larger book about “strands” (traces?), shows that people clearly are doing crypto choreography. I don’t recognize a lot of the tools or vocabulary they’re using…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view of Security Choreography Research</text:p>
          </table:table-cell>
          <table:table-cell office:value-type="string" calcext:value-type="string">
            <text:p><text:a xlink:href="https://link.springer.com/chapter/10.1007/978-3-031-06764-8_14" xlink:type="simple">https://link.springer.com/chapter/10.1007/978-3-031-06764-8_14</text:a></text:p>
          </table:table-cell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Irrelevant? They seem to be using the wrong words, or using these words to mean something totally different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reographies with Secure Boxes and Compromised Principals</text:p>
          </table:table-cell>
          <table:table-cell office:value-type="string" calcext:value-type="string">
            <text:p><text:a xlink:href="https://arxiv.org/abs/0911.5444v1" xlink:type="simple">https://arxiv.org/abs/0911.5444v1</text:a></text:p>
          </table:table-cell>
          <table:table-cell office:value-type="date" office:date-value="2009-11-29" calcext:value-type="date">
            <text:p>2009-11-29</text:p>
          </table:table-cell>
          <table:table-cell office:value-type="string" calcext:value-type="string">
            <text:p>Strands are party-traces in a choreography. This considers the implications of active adversaries in a asymetric-key and secure-network context.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rand Spaces: Proving Security Protocols Correct</text:p>
          </table:table-cell>
          <table:table-cell office:value-type="string" calcext:value-type="string">
            <text:p><text:a xlink:href="https://web.cs.wpi.edu/~guttman/pubs/jcs_strand_spaces.pdf" xlink:type="simple">https://web.cs.wpi.edu/~guttman/pubs/jcs_strand_spaces.pdf</text:a></text:p>
          </table:table-cell>
          <table:table-cell office:value-type="date" office:date-value="1999-01-01" calcext:value-type="date">
            <text:p>1999-01-01</text:p>
          </table:table-cell>
          <table:table-cell office:value-type="string" calcext:value-type="string">
            <text:p>Introduces “Strands”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adlock-freedom-by-design: Multiparty Asynchronous Global Programming </text:p>
          </table:table-cell>
          <table:table-cell office:value-type="string" calcext:value-type="string">
            <text:p><text:a xlink:href="https://www.fabriziomontesi.com/files/cm13.pdf" xlink:type="simple">https://www.fabriziomontesi.com/files/cm13.pdf</text:a></text:p>
          </table:table-cell>
          <table:table-cell office:value-type="date" office:date-value="2013-01-23" calcext:value-type="date">
            <text:p>2013-01-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roduction to Choreographies</text:p>
          </table:table-cell>
          <table:table-cell office:value-type="string" calcext:value-type="string">
            <text:p><text:a xlink:href="https://www.fabriziomontesi.com/introduction-to-choreographies/" xlink:type="simple">https://www.fabriziomontesi.com/introduction-to-choreographies/</text:a></text:p>
          </table:table-cell>
          <table:table-cell office:value-type="date" office:date-value="2023-01-01" calcext:value-type="date">
            <text:p>2023-01-01</text:p>
          </table:table-cell>
          <table:table-cell office:value-type="string" calcext:value-type="string">
            <text:p>Need to find a copy of this book…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rouette: Higher-Order Typed Functional Choreographies</text:p>
          </table:table-cell>
          <table:table-cell office:value-type="string" calcext:value-type="string">
            <text:p><text:a xlink:href="https://dl.acm.org/doi/pdf/10.1145/3498684" xlink:type="simple">https://dl.acm.org/doi/pdf/10.1145/3498684</text:a></text:p>
          </table:table-cell>
          <table:table-cell office:value-type="date" office:date-value="2022-01-01" calcext:value-type="date">
            <text:p>2022-01-01</text:p>
          </table:table-cell>
          <table:table-cell office:value-type="string" calcext:value-type="string">
            <text:p>functional language</text:p>
          </table:table-cell>
          <table:table-cell office:value-type="string" calcext:value-type="string">
            <text:p>pdf page 10: does it matter that self-send “isn’t meaningful”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[Chorλ] Functional Choreographic Programming</text:p>
          </table:table-cell>
          <table:table-cell office:value-type="string" calcext:value-type="string">
            <text:p><text:a xlink:href="https://arxiv.org/abs/2111.03701" xlink:type="simple">https://arxiv.org/abs/2111.03701</text:a>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slightly more advanced than piirouette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PolyChor λ] Alice or Bob? Process Polymorphism in Choreographies</text:p>
          </table:table-cell>
          <table:table-cell office:value-type="string" calcext:value-type="string">
            <text:p><text:a xlink:href="https://arxiv.org/pdf/2303.04678.pdf" xlink:type="simple">https://arxiv.org/pdf/2303.04678.pdf</text:a></text:p>
          </table:table-cell>
          <table:table-cell office:value-type="date" office:date-value="2023-03-08" calcext:value-type="date">
            <text:p>2023-03-08</text:p>
          </table:table-cell>
          <table:table-cell office:value-type="string" calcext:value-type="string">
            <text:p>direct successor to chor-lambda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36:46.772311672</meta:creation-date>
    <dc:date>2023-11-22T13:25:52.569840466</dc:date>
    <meta:editing-duration>P1DT2H19M29S</meta:editing-duration>
    <meta:editing-cycles>5</meta:editing-cycles>
    <meta:generator>LibreOffice/7.3.7.2$Linux_X86_64 LibreOffice_project/30$Build-2</meta:generator>
    <meta:document-statistic meta:table-count="1" meta:cell-count="55" meta:object-count="0"/>
  </office:meta>
</office:document-meta>
</file>